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upport</text:p>
          </table:table-cell>
          <table:table-cell office:value-type="string" calcext:value-type="string">
            <text:p>LeftSupport</text:p>
          </table:table-cell>
          <table:table-cell office:value-type="string" calcext:value-type="string">
            <text:p>RightSupp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raw two cards. Then discard a card from your hand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sassin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place a character with a random unused character. The new character uses the same color as the removed character but enters with zero votes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veal face-down cards on a character until a negative one is found. Discard that card.</text:p>
          </table:table-cell>
          <table:table-cell office:value-type="string" calcext:value-type="string">
            <text:p>+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hoose a character and reveal a random one of their face-down support cards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ipul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wap a support token you have with an opponent’s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sinform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ove a relationship card clockwise left or right around the outer circle, maintaining its orientation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verse one relationship card.</text:p>
          </table:table-cell>
          <table:table-cell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ianc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iscard a card if played face-up.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itary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Draw a card if played face-up.</text:p>
          </table:table-cell>
          <table:table-cell table:style-name="Default" office:value-type="string" calcext:value-type="string">
            <text:p>Military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yalists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Draw a card if played face-up.</text:p>
          </table:table-cell>
          <table:table-cell office:value-type="string" calcext:value-type="string">
            <text:p>Royalty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ealot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Religion +2 /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Nobility +2 / 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blic Suppor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+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husiastic Suppor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+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Relationship</text:p>
          </table:table-cell>
          <table:table-cell/>
          <table:table-cell table:number-columns-repeated="3" office:value-type="string" calcext:value-type="string">
            <text:p>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d</text:p>
          </table:table-cell>
          <table:table-cell office:value-type="string" calcext:value-type="string">
            <text:p>Relationship</text:p>
          </table:table-cell>
          <table:table-cell/>
          <table:table-cell table:number-columns-repeated="3" office:value-type="string" calcext:value-type="string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Relationship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-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Before revealing cards at the end of the round, move one randomly from the debtor to the lender.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Debtor</text:p>
          </table:table-cell>
          <table:table-cell office:value-type="string" calcext:value-type="string">
            <text:p>Len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mail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f the victim wins this round, the blackmailer wins instead.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Blackmailer</text:p>
          </table:table-cell>
          <table:table-cell office:value-type="string" calcext:value-type="string">
            <text:p>Victim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08:57:36.35412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37:44.970635843</meta:creation-date>
    <dc:date>2020-11-18T08:58:13.642543296</dc:date>
    <meta:editing-duration>PT2H17M32S</meta:editing-duration>
    <meta:editing-cycles>16</meta:editing-cycles>
    <meta:generator>LibreOffice/6.4.6.2$Linux_X86_64 LibreOffice_project/40$Build-2</meta:generator>
    <meta:document-statistic meta:table-count="1" meta:cell-count="109" meta:object-count="0"/>
  </office:meta>
</office:document-meta>
</file>